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72cm" style:rel-column-width="16468*"/>
    </style:style>
    <style:style style:name="Tabelle2.B" style:family="table-column">
      <style:table-column-properties style:column-width="4.752cm" style:rel-column-width="18318*"/>
    </style:style>
    <style:style style:name="Tabelle2.C" style:family="table-column">
      <style:table-column-properties style:column-width="7.976cm" style:rel-column-width="30749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left"/>
    </style:style>
    <style:style style:name="Tabelle1.A" style:family="table-column">
      <style:table-column-properties style:column-width="3.87cm"/>
    </style:style>
    <style:style style:name="Tabelle1.B" style:family="table-column">
      <style:table-column-properties style:column-width="3.388cm"/>
    </style:style>
    <style:style style:name="Tabelle1.C" style:family="table-column">
      <style:table-column-properties style:column-width="9.742cm"/>
    </style:style>
    <style:style style:name="Tabelle1.A1" style:family="table-cell">
      <style:table-cell-properties style:vertical-align="middle" fo:padding-left="0.086cm" fo:padding-right="0.086cm" fo:padding-top="0cm" fo:padding-bottom="0.086cm" fo:border-left="0.05pt solid #000000" fo:border-right="0.05pt solid #000000" fo:border-top="none" fo:border-bottom="0.05pt solid #000000"/>
    </style:style>
    <style:style style:name="Tabelle1.A2" style:family="table-cell">
      <style:table-cell-properties style:vertical-align="middle" fo:padding="0.086cm" fo:border="0.05pt solid #000000"/>
    </style:style>
    <style:style style:name="P1" style:family="paragraph" style:parent-style-name="Standard">
      <style:text-properties fo:font-variant="normal" fo:text-transform="none" fo:color="#000000" style:text-line-through-style="none" style:font-name="Arial1" fo:font-size="9.69999980926514pt" fo:font-style="normal" style:text-underline-style="none" fo:font-weight="normal" style:text-blinking="false" fo:background-color="transparent"/>
    </style:style>
    <style:style style:name="P2" style:family="paragraph" style:parent-style-name="Standard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text-line-through-styl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size-complex="12pt"/>
    </style:style>
    <style:style style:name="P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text-properties fo:font-variant="normal" fo:text-transform="none" fo:color="#000000" style:text-line-through-style="none" style:font-name="Arial1" fo:font-size="9.69999980926514pt" fo:font-style="normal" style:text-underline-style="none" fo:font-weight="normal" style:text-blinking="false" fo:background-color="transparent"/>
    </style:style>
    <style:style style:name="P9" style:family="paragraph" style:parent-style-name="Text_20_body">
      <style:text-properties fo:font-variant="normal" fo:text-transform="none" fo:color="#000000" style:text-line-through-style="none" style:font-name="Courier New" fo:font-size="10pt" fo:font-style="normal" style:text-underline-style="none" fo:font-weight="bold" style:text-blinking="false" fo:background-color="transparent" style:font-size-asian="10pt" style:font-size-complex="10pt"/>
    </style:style>
    <style:style style:name="P10" style:family="paragraph" style:parent-style-name="Text_20_body">
      <style:text-properties fo:font-variant="normal" fo:text-transform="none" fo:color="#000000" style:text-line-through-style="none" style:font-name="Courier New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variant="normal" fo:text-transform="none" fo:color="#000000" style:text-line-through-style="none" style:font-name="Courier New1" fo:font-size="17pt" fo:font-style="normal" style:text-underline-style="none" fo:font-weight="bold" style:text-blinking="false" fo:background-color="transparent"/>
    </style:style>
    <style:style style:name="P12" style:family="paragraph" style:parent-style-name="Text_20_body">
      <style:text-properties fo:font-variant="normal" fo:text-transform="none" fo:color="#660099" style:text-line-through-style="none" style:font-name="Arial1" fo:font-size="16pt" fo:font-style="normal" style:text-underline-style="none" fo:font-weight="bold" style:text-blinking="false" fo:background-color="#ffffff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variant="normal" fo:text-transform="none" fo:color="#660099" style:text-line-through-style="none" style:font-name="Arial1" fo:font-size="16pt" fo:font-style="normal" style:text-underline-style="solid" style:text-underline-width="auto" style:text-underline-color="font-color" fo:font-weight="bold" style:text-blinking="false" fo:background-color="#ffffff" style:font-size-asian="16pt" style:font-weight-asian="bold" style:font-size-complex="16pt" style:font-weight-complex="bold"/>
    </style:style>
    <style:style style:name="P14" style:family="paragraph" style:parent-style-name="Text_20_body">
      <style:text-properties style:font-name="Courier New" fo:font-size="10pt" style:font-size-asian="10pt" style:font-size-complex="10pt"/>
    </style:style>
    <style:style style:name="P15" style:family="paragraph" style:parent-style-name="Text_20_body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Arial"/>
    </style:style>
    <style:style style:name="P18" style:family="paragraph" style:parent-style-name="Text_20_body">
      <style:text-properties style:font-name="Arial" style:text-underline-style="none" fo:font-weight="normal" style:font-weight-asian="normal" style:font-weight-complex="normal"/>
    </style:style>
    <style:style style:name="P1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Courier New" fo:font-size="10pt" fo:font-style="normal" style:text-underline-style="none" fo:font-weight="bold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Courier New" fo:font-size="10pt" style:text-underline-style="none" style:text-blinking="false" fo:background-color="transparent" style:font-size-asian="10pt" style:font-size-complex="10pt"/>
    </style:style>
    <style:style style:name="P21" style:family="paragraph" style:parent-style-name="Table_20_Contents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2" style:family="paragraph" style:parent-style-name="Table_20_Contents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top="0cm" fo:margin-bottom="0cm" fo:line-height="100%" style:writing-mode="lr-tb"/>
    </style:style>
    <style:style style:name="P24" style:family="paragraph" style:parent-style-name="Text_20_body">
      <style:paragraph-properties fo:margin-top="0cm" fo:margin-bottom="0cm" fo:line-height="114%" fo:background-color="#ffffff" style:writing-mode="lr-tb">
        <style:background-image/>
      </style:paragraph-properties>
    </style:style>
    <style:style style:name="P25" style:family="paragraph" style:parent-style-name="Text_20_body">
      <style:paragraph-properties fo:margin-top="0cm" fo:margin-bottom="0cm" style:shadow="none"/>
    </style:style>
    <style:style style:name="P26" style:family="paragraph" style:parent-style-name="Table_20_Contents">
      <style:paragraph-properties fo:margin-top="0cm" fo:margin-bottom="0cm" fo:line-height="100%" fo:padding="0.049cm" fo:border-left="none" fo:border-right="none" fo:border-top="0.06pt solid #000000" fo:border-bottom="none" style:shadow="non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.212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#ffffff" style:font-size-asian="12pt" style:font-size-complex="12pt"/>
    </style:style>
    <style:style style:name="P28" style:family="paragraph" style:parent-style-name="Text_20_body">
      <style:paragraph-properties fo:margin-top="0cm" fo:margin-bottom="0.282cm" fo:line-height="114%" style:writing-mode="lr-tb"/>
    </style:style>
    <style:style style:name="P29" style:family="paragraph" style:parent-style-name="Text_20_body">
      <style:paragraph-properties fo:margin-top="0cm" fo:margin-bottom="0.282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.282cm" fo:line-height="114%" style:writing-mode="lr-tb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margin-top="0cm" fo:margin-bottom="0.282cm" fo:line-height="114%" style:writing-mode="lr-tb"/>
      <style:text-properties fo:font-variant="normal" fo:text-transform="none" fo:color="#000000" style:text-line-through-style="none" style:font-name="Courier New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margin-top="0cm" fo:margin-bottom="0.282cm" fo:line-height="114%" style:writing-mode="lr-tb"/>
      <style:text-properties fo:font-variant="normal" fo:text-transform="none" fo:color="#000000" style:text-line-through-style="none" style:font-name="Courier New" fo:font-size="12pt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size-complex="12pt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8000" style:font-name="sans-serif" fo:font-size="14pt" fo:letter-spacing="normal" fo:font-style="normal" fo:font-weight="normal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size-complex="12pt"/>
    </style:style>
    <style:style style:name="P38" style:family="paragraph" style:parent-style-name="Table_20_Contents">
      <style:text-properties fo:color="#000000" style:font-name="Arial" fo:font-size="12pt" fo:background-color="transparent" style:font-size-asian="12pt" style:font-size-complex="12pt"/>
    </style:style>
    <style:style style:name="P39" style:family="paragraph" style:parent-style-name="Table_20_Contents">
      <style:text-properties fo:color="#000000" style:font-name="Arial" fo:font-size="12pt" fo:font-weight="bold" fo:background-color="transparent" style:font-size-asian="12pt" style:font-weight-asian="bold" style:font-size-complex="12pt" style:font-weight-complex="bold"/>
    </style:style>
    <style:style style:name="P40" style:family="paragraph" style:parent-style-name="Text_20_body" style:list-style-name="L1"/>
    <style:style style:name="P41" style:family="paragraph" style:parent-style-name="Text_20_body" style:list-style-name="L1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#ffffff" style:font-size-asian="12pt" style:font-size-complex="12pt"/>
    </style:style>
    <style:style style:name="P42" style:family="paragraph" style:parent-style-name="Text_20_body" style:list-style-name="L2"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paragraph-properties fo:margin-top="0.212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#ffffff" style:font-size-asian="12pt" style:font-size-complex="12pt"/>
    </style:style>
    <style:style style:name="P44" style:family="paragraph" style:parent-style-name="Text_20_body" style:list-style-name="L2">
      <style:paragraph-properties fo:margin-left="0cm" fo:margin-right="0cm" fo:margin-top="0cm" fo:margin-bottom="0.282cm" fo:line-height="114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5" style:family="paragraph" style:parent-style-name="Text_20_body" style:list-style-name="L2">
      <style:paragraph-properties fo:margin-left="0cm" fo:margin-right="0cm" fo:margin-top="0cm" fo:margin-bottom="0.282cm" fo:line-height="114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46" style:family="paragraph" style:parent-style-name="Heading_20_1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 style:font-size-asian="16pt" style:font-size-complex="16pt"/>
    </style:style>
    <style:style style:name="P47" style:family="paragraph" style:parent-style-name="Heading_20_1">
      <style:text-properties fo:color="#000000" style:font-name="Arial" fo:font-size="16pt" fo:font-weight="normal" fo:background-color="transparent" style:font-size-asian="16pt" style:font-weight-asian="normal" style:font-size-complex="16pt" style:font-weight-complex="normal"/>
    </style:style>
    <style:style style:name="P48" style:family="paragraph" style:parent-style-name="Heading_20_1">
      <style:text-properties style:font-name="Arial" fo:font-size="16pt" fo:font-weight="normal" style:font-size-asian="16pt" style:font-weight-asian="normal" style:font-size-complex="16pt" style:font-weight-complex="normal"/>
    </style:style>
    <style:style style:name="P49" style:family="paragraph" style:parent-style-name="Heading_20_1">
      <style:text-properties fo:font-size="16pt" fo:font-weight="normal" style:font-size-asian="16pt" style:font-size-complex="16pt"/>
    </style:style>
    <style:style style:name="T1" style:family="text">
      <style:text-properties fo:font-variant="normal" fo:text-transform="none" fo:color="#000000" style:font-name="Arial1" fo:font-style="italic" style:text-underline-style="solid" style:text-underline-width="auto" style:text-underline-color="font-color" fo:font-weight="normal" fo:background-color="#ffffff"/>
    </style:style>
    <style:style style:name="T2" style:family="text">
      <style:text-properties fo:font-variant="normal" fo:text-transform="none" fo:color="#000000" style:text-line-through-style="none" style:font-name="Arial1" fo:font-size="12pt" fo:font-style="italic" style:text-underline-style="none" fo:font-weight="normal" style:text-blinking="false" fo:background-color="#ffffff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Arial1" fo:font-size="12pt" fo:font-style="italic" style:text-underline-style="solid" style:text-underline-width="auto" style:text-underline-color="font-color" fo:font-weight="normal" style:text-blinking="false" fo:background-color="#ffffff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#ffffff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tyle="italic" style:text-underline-style="none" fo:font-weight="normal" style:text-blinking="false" fo:background-color="#ffffff"/>
    </style:style>
    <style:style style:name="T8" style:family="text">
      <style:text-properties fo:font-variant="normal" fo:text-transform="none" fo:color="#000000" style:text-line-through-style="none" style:font-name="Arial1" fo:font-size="14pt" fo:font-style="normal" style:text-underline-style="none" style:text-blinking="false" fo:background-color="transparent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1" fo:font-size="9.69999980926514pt" fo:letter-spacing="normal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ffff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0000" style:text-line-through-style="none" style:font-name="Arial1" fo:font-size="16pt" fo:font-style="normal" style:text-underline-style="solid" style:text-underline-width="auto" style:text-underline-color="font-color" fo:font-weight="bold" style:text-blinking="false" fo:background-color="#ffffff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transparent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000000" style:text-line-through-style="none" style:font-name="Courier New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font-name="Courier New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font-name="Courier New" fo:font-size="10pt" fo:font-style="normal" style:text-underline-style="none" fo:font-weight="bold" style:text-blinking="false" fo:background-color="transparent" style:font-size-asian="10pt" style:font-size-complex="10pt"/>
    </style:style>
    <style:style style:name="T16" style:family="text">
      <style:text-properties fo:font-variant="normal" fo:text-transform="none" fo:color="#000000" style:text-line-through-style="none" style:font-name="Courier New" fo:font-size="10pt" fo:letter-spacing="normal" fo:font-style="normal" style:text-underline-style="none" fo:font-weight="normal" style:text-blinking="false" fo:background-color="transparent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18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19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20" style:family="text">
      <style:text-properties fo:font-variant="normal" fo:text-transform="none" fo:color="#000000" style:text-line-through-style="none" style:text-position="super 58%" style:font-name="Arial1" fo:font-size="12pt" fo:letter-spacing="normal" fo:font-style="normal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text-line-through-style="none" style:text-position="super 58%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position="super 58%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text-line-through-style="none" style:text-position="super 58%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25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2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position="0% 100%" style:font-name="Arial1" fo:font-size="12.1499996185303pt" fo:font-style="normal" style:text-underline-style="none" fo:font-weight="normal" style:text-blinking="false" fo:background-color="transparent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0000" style:text-line-through-style="none" style:text-blinking="false" fo:background-color="transparent"/>
    </style:style>
    <style:style style:name="T30" style:family="text">
      <style:text-properties fo:font-variant="normal" fo:text-transform="none" fo:color="#000000" fo:letter-spacing="normal" fo:font-style="normal" fo:font-weight="bold" fo:background-color="transparent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size-complex="12pt"/>
    </style:style>
    <style:style style:name="T32" style:family="text">
      <style:text-properties fo:font-variant="normal" fo:text-transform="none" fo:color="#ff4500" style:text-line-through-style="none" style:text-position="super 58%" style:font-name="Arial1" fo:font-size="12.1499996185303pt" fo:font-style="normal" style:text-underline-style="solid" style:text-underline-width="auto" style:text-underline-color="font-color" fo:font-weight="normal" style:text-blinking="false" fo:background-color="#ffffff" style:font-size-asian="16pt" style:font-weight-asian="bold" style:font-size-complex="16pt" style:font-weight-complex="bold"/>
    </style:style>
    <style:style style:name="T33" style:family="text">
      <style:text-properties fo:color="#000000" style:font-name="Arial" fo:font-size="12pt" fo:background-color="transparent" style:font-size-asian="12pt" style:font-size-complex="12pt"/>
    </style:style>
    <style:style style:name="T34" style:family="text">
      <style:text-properties style:text-underline-style="none"/>
    </style:style>
    <style:style style:name="T35" style:family="text">
      <style:text-properties fo:font-style="normal"/>
    </style:style>
    <style:style style:name="T36" style:family="text">
      <style:text-properties fo:font-style="normal" fo:font-weight="bold"/>
    </style:style>
    <style:style style:name="T37" style:family="text">
      <style:text-properties fo:background-color="transparent"/>
    </style:style>
    <style:style style:name="T38" style:family="text">
      <style:text-properties fo:background-color="transparent" style:font-size-asian="12pt" style:font-size-complex="12pt"/>
    </style:style>
    <style:style style:name="T39" style:family="text">
      <style:text-properties fo:letter-spacing="normal" fo:font-style="normal" fo:font-weight="bold"/>
    </style:style>
    <style:style style:name="T40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70e4aefe-9508-85b9-8a1d-a229682faa4f"/><text:span text:style-name="T8">AJAX</text:span><text:span text:style-name="T6"> - </text:span><text:bookmark text:name="docs-internal-guid-70e4aefe-9508-5e83-6dbb-89573e171e73"/><text:span text:style-name="T1">A</text:span><text:span text:style-name="T7">synchronous </text:span><text:span text:style-name="T1">J</text:span><text:span text:style-name="T7">avaScript </text:span><text:span text:style-name="T1">a</text:span><text:span text:style-name="T7">nd </text:span><text:span text:style-name="T1">X</text:span><text:span text:style-name="T7">ML</text:span></text:p>
      <text:h text:style-name="P46" text:outline-level="1"><text:bookmark text:name="docs-internal-guid-55186abe-9508-3295-5673-dfd158472a5b"/>Definition</text:h>
      <text:list xml:id="list1357085108" text:style-name="L1">
        <text:list-item>
          <text:p text:style-name="P40"><text:span text:style-name="T4">steht für </text:span><text:span text:style-name="T3">A</text:span><text:span text:style-name="T2">synchronous </text:span><text:span text:style-name="T3">J</text:span><text:span text:style-name="T2">avaScript </text:span><text:span text:style-name="T3">a</text:span><text:span text:style-name="T2">nd </text:span><text:span text:style-name="T3">X</text:span><text:span text:style-name="T2">ML,</text:span></text:p>
        </text:list-item>
        <text:list-item>
          <text:p text:style-name="P41"><text:bookmark text:name="docs-internal-guid-55186abe-9508-0bf4-9981-9b07f41212e9"/>ein Konzept der asynchronen Datenübertragung zwischen einem Browser und dem Server</text:p>
        </text:list-item>
        <text:list-item>
          <text:p text:style-name="P43">ermöglicht es, HTTP-Anfragen durchzuführen, während eine HTML-Seite angezeigt wird, und die Seite zu verändern, ohne sie komplett neu zu laden</text:p>
        </text:list-item>
      </text:list>
      <text:p text:style-name="P27"/>
      <text:p text:style-name="Standard"><text:bookmark text:name="docs-internal-guid-55186abe-9509-e9b7-a301-960b7b771d16"/><draw:frame draw:style-name="fr1" draw:name="Grafik1" text:anchor-type="as-char" svg:width="16.695cm" svg:height="16.409cm" draw:z-index="0"><draw:image xlink:href="https://lh6.googleusercontent.com/cPxP5PftKDbG1wVwGs9nqV-6-72biniZ5k6I8XmaVwMY73-v__MynKQfJyzkBj1lpAoa3SGo3KL0-iJYeeg4g93x7OnsM7G62bHvUDs9HE7MMq1TNmsEXA625To" xlink:type="simple" xlink:show="embed" xlink:actuate="onLoad"/></draw:frame></text:p>
      <text:p text:style-name="Text_20_body"/>
      <text:h text:style-name="Heading_20_1" text:outline-level="1"><text:bookmark text:name="docs-internal-guid-55186ab6-950a-19a0-756b-f95466731da5"/>Erzeugen des Ajax Request Objekts</text:h>
      <text:p text:style-name="Text_20_body"/>
      <text:p text:style-name="P17">Bevor AJAX genutzt werden kann, muss ein XMLHttpRequest-Objekt erzeugt werden. Der <text:soft-page-break/>folgende Code erzeugt dieses für alle gängigen Browser:</text:p>
      <text:p text:style-name="Text_20_body"><text:line-break/><text:span text:style-name="T40">t</text:span><text:span text:style-name="T15">ry {</text:span></text:p>
      <text:p text:style-name="P14"><text:span text:style-name="T17"><text:s text:c="4"/>req = new XMLHttpRequest();</text:span><text:span text:style-name="T30">// ie7, firefox, ...</text:span></text:p>
      <text:p text:style-name="P19">}</text:p>
      <text:p text:style-name="P19">catch (e) {</text:p>
      <text:p text:style-name="P19"><text:s text:c="4"/>try {</text:p>
      <text:p text:style-name="P19"><text:s text:c="8"/>req = new ActiveXObject("Msxml2.XMLHTTP"); // sehr alter Browser </text:p>
      <text:p text:style-name="P19"><text:s text:c="4"/>}</text:p>
      <text:p text:style-name="P19"><text:s text:c="4"/>catch (e) {</text:p>
      <text:p text:style-name="P19"><text:s text:c="8"/>try {</text:p>
      <text:p text:style-name="P20"><text:span text:style-name="T36"><text:s text:c="12"/>req = new ActiveXObject("Microsoft.XMLHTTP");</text:span><text:span text:style-name="T39">// ie6, ie5</text:span></text:p>
      <text:p text:style-name="P19"><text:s text:c="8"/>}</text:p>
      <text:p text:style-name="P19"><text:s text:c="8"/>catch (failed) {</text:p>
      <text:p text:style-name="P19"><text:s text:c="12"/>req = null;</text:p>
      <text:p text:style-name="P19"><text:s text:c="8"/>}</text:p>
      <text:p text:style-name="P19"><text:s text:c="4"/>}</text:p>
      <text:p text:style-name="P9">}</text:p>
      <text:p text:style-name="P5">Kann kein Request-Objekt erzeugt werden, wird „null“ zurückgegeben.</text:p>
      <text:h text:style-name="Heading_20_1" text:outline-level="1"><text:span text:style-name="T10">Das </text:span><text:a xlink:type="simple" xlink:href="http://www.w3.org/TR/XMLHttpRequest/#request">Request</text:a><text:span text:style-name="T10">-Objekt</text:span></text:h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8">Name</text:p>
          </table:table-cell>
          <table:table-cell table:style-name="Tabelle2.A1" office:value-type="string">
            <text:p text:style-name="P38">Methode/Attribut</text:p>
          </table:table-cell>
          <table:table-cell table:style-name="Tabelle2.C1" office:value-type="string">
            <text:p text:style-name="P38">Beschreibung</text:p>
          </table:table-cell>
        </table:table-row>
        <table:table-row>
          <table:table-cell table:style-name="Tabelle2.A2" office:value-type="string">
            <text:p text:style-name="P24"><text:a xlink:type="simple" xlink:href="http://www.w3.org/TR/XMLHttpRequest/#the-open()-method"><text:span text:style-name="T24">open()</text:span></text:a></text:p>
          </table:table-cell>
          <table:table-cell table:style-name="Tabelle2.A2" office:value-type="string">
            <text:p text:style-name="P38">Methode</text:p>
          </table:table-cell>
          <table:table-cell table:style-name="Tabelle2.C2" office:value-type="string">
            <text:p text:style-name="P37">Legt die Request-Methode, die URL, das Synchronus-Flag, den Benutzernamen und das Passwort fest</text:p>
          </table:table-cell>
        </table:table-row>
        <table:table-row>
          <table:table-cell table:style-name="Tabelle2.A2" office:value-type="string">
            <text:p text:style-name="P24"><text:a xlink:type="simple" xlink:href="http://www.w3.org/TR/XMLHttpRequest/#the-setrequestheader()-method"><text:span text:style-name="T24">setRequestHeader()</text:span></text:a></text:p>
          </table:table-cell>
          <table:table-cell table:style-name="Tabelle2.A2" office:value-type="string">
            <text:p text:style-name="P38">Methode</text:p>
          </table:table-cell>
          <table:table-cell table:style-name="Tabelle2.C2" office:value-type="string">
            <text:p text:style-name="P37">Fügt einen Header zur Liste der Request-Header hinzu</text:p>
            <text:p text:style-name="P37">existiert dieser bereits, wird der neue Wert mit diesem verbunden</text:p>
          </table:table-cell>
        </table:table-row>
        <table:table-row>
          <table:table-cell table:style-name="Tabelle2.A2" office:value-type="string">
            <text:p text:style-name="P24"><text:a xlink:type="simple" xlink:href="http://www.w3.org/TR/XMLHttpRequest/#the-timeout-attribute"><text:span text:style-name="T24">timeout</text:span></text:a></text:p>
          </table:table-cell>
          <table:table-cell table:style-name="Tabelle2.A2" office:value-type="string">
            <text:p text:style-name="P38">Attribut</text:p>
          </table:table-cell>
          <table:table-cell table:style-name="Tabelle2.C2" office:value-type="string">
            <text:p text:style-name="P37">Kann auf eine Zeit in Millisekunden eingestellt werden. Bei einem Nicht-Null-Wert werden Requests beendet, wenn die vorgegebene Zeit abgelaufen ist. </text:p>
            <text:p text:style-name="P37">Ist die Zeit abgelaufen, wird, wenn das Synchronus-Flag nicht gesetzt ist, ein Timeout-Ereignis ausgelöst oder es wird eine "TimeoutError"- Ausnahme geworfen (für die send ()-Methode).</text:p>
          </table:table-cell>
        </table:table-row>
        <table:table-row>
          <table:table-cell table:style-name="Tabelle2.A2" office:value-type="string">
            <text:p text:style-name="P24"><text:a xlink:type="simple" xlink:href="http://www.w3.org/TR/XMLHttpRequest/#the-withcredentials-attribute"><text:span text:style-name="T24">withCredentials</text:span></text:a></text:p>
          </table:table-cell>
          <table:table-cell table:style-name="Tabelle2.A2" office:value-type="string">
            <text:p text:style-name="P38">Attribut</text:p>
          </table:table-cell>
          <table:table-cell table:style-name="Tabelle2.C2" office:value-type="string">
            <text:p text:style-name="P34">Wahr, wenn Anmeldeinformationen in einer Cross-origin- Request einbezogen werden. Falsch, wenn sie in einer Cross-origin- Request ausgeschlossen werden sollen und wenn Cookies ignoriert werden. Voreinstellung falsch.</text:p>
          </table:table-cell>
        </table:table-row>
        <table:table-row>
          <table:table-cell table:style-name="Tabelle2.A2" office:value-type="string">
            <text:p text:style-name="P24"><text:a xlink:type="simple" xlink:href="http://www.w3.org/TR/XMLHttpRequest/#the-upload-attribute"><text:span text:style-name="T24">upload</text:span></text:a></text:p>
          </table:table-cell>
          <table:table-cell table:style-name="Tabelle2.A2" office:value-type="string">
            <text:p text:style-name="P38">Attribut</text:p>
          </table:table-cell>
          <table:table-cell table:style-name="Tabelle2.C2" office:value-type="string">
            <text:p text:style-name="P33"><text:span text:style-name="T31">Liefert das zugeordnete XMLHttpRequestUpload-Objekt . Es kann verwendet werden, um Informationen zu sammeln, wenn Daten </text:span><text:soft-page-break/><text:span text:style-name="T31">zu einem Server übertragen werden.</text:span></text:p>
          </table:table-cell>
        </table:table-row>
        <table:table-row>
          <table:table-cell table:style-name="Tabelle2.A2" office:value-type="string">
            <text:p text:style-name="P24"><text:a xlink:type="simple" xlink:href="http://www.w3.org/TR/XMLHttpRequest/#the-send()-method"><text:span text:style-name="T24">send()</text:span></text:a><text:span text:style-name="T21">1</text:span></text:p>
          </table:table-cell>
          <table:table-cell table:style-name="Tabelle2.A2" office:value-type="string">
            <text:p text:style-name="P38">Methode</text:p>
          </table:table-cell>
          <table:table-cell table:style-name="Tabelle2.C2" office:value-type="string">
            <text:p text:style-name="P33"><text:span text:style-name="T31">Initialisiert den Request. Das optionale Argument liefert den </text:span><text:a xlink:type="simple" xlink:href="http://www.w3.org/TR/XMLHttpRequest/#request-entity-body">request entity body</text:a><text:span text:style-name="T31">. Das Argument wird ignoriert, wenn die Request-Methode GET oder HEAD ist.</text:span></text:p>
          </table:table-cell>
        </table:table-row>
        <table:table-row>
          <table:table-cell table:style-name="Tabelle2.A2" office:value-type="string">
            <text:p text:style-name="P24"><text:a xlink:type="simple" xlink:href="http://www.w3.org/TR/XMLHttpRequest/#the-abort()-method"><text:span text:style-name="T24">abort()</text:span></text:a></text:p>
          </table:table-cell>
          <table:table-cell table:style-name="Tabelle2.A2" office:value-type="string">
            <text:p text:style-name="P38">Methode</text:p>
          </table:table-cell>
          <table:table-cell table:style-name="Tabelle2.C2" office:value-type="string">
            <text:p text:style-name="P34">Unterbricht alle Netzwerkaktivitäten</text:p>
          </table:table-cell>
        </table:table-row>
      </table:table>
      <text:p text:style-name="P12"/>
      <text:p text:style-name="P24"><text:span text:style-name="T32">1 </text:span><text:span text:style-name="T28">Infrastructure für die send()-Methode</text:span></text:p>
      <text:p text:style-name="P11"/>
      <text:h text:style-name="Heading_20_1" text:outline-level="1"><text:span text:style-name="T11">Das </text:span><text:a xlink:type="simple" xlink:href="http://www.w3.org/TR/XMLHttpRequest/#response">Response</text:a><text:span text:style-name="T11">-Objekt</text:span></text:h>
      <text:p text:style-name="P13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39">Name</text:p>
          </table:table-cell>
          <table:table-cell table:style-name="Tabelle3.A1" office:value-type="string">
            <text:p text:style-name="P39">Methode/Attribut</text:p>
          </table:table-cell>
          <table:table-cell table:style-name="Tabelle3.C1" office:value-type="string">
            <text:p text:style-name="P39">Beschreibung</text:p>
          </table:table-cell>
        </table:table-row>
        <table:table-row>
          <table:table-cell table:style-name="Tabelle3.A2" office:value-type="string">
            <text:p text:style-name="P24"><text:a xlink:type="simple" xlink:href="http://www.w3.org/TR/XMLHttpRequest/#the-status-attribute"><text:span text:style-name="T24">status</text:span></text:a></text:p>
          </table:table-cell>
          <table:table-cell table:style-name="Tabelle3.A2" office:value-type="string">
            <text:p text:style-name="P38">Attribut</text:p>
          </table:table-cell>
          <table:table-cell table:style-name="Tabelle3.C2" office:value-type="string">
            <text:p text:style-name="P37">Liefert den HTTP-Status- Code.</text:p>
          </table:table-cell>
        </table:table-row>
        <table:table-row>
          <table:table-cell table:style-name="Tabelle3.A2" office:value-type="string">
            <text:p text:style-name="P24"><text:a xlink:type="simple" xlink:href="http://www.w3.org/TR/XMLHttpRequest/#the-statustext-attribute"><text:span text:style-name="T24">statusText</text:span></text:a></text:p>
          </table:table-cell>
          <table:table-cell table:style-name="Tabelle3.A2" office:value-type="string">
            <text:p text:style-name="P38">Attribut</text:p>
          </table:table-cell>
          <table:table-cell table:style-name="Tabelle3.C2" office:value-type="string">
            <text:p text:style-name="P37">Liefert den HTTP-Status- Text.</text:p>
          </table:table-cell>
        </table:table-row>
        <table:table-row>
          <table:table-cell table:style-name="Tabelle3.A2" office:value-type="string">
            <text:p text:style-name="P24"><text:a xlink:type="simple" xlink:href="http://www.w3.org/TR/XMLHttpRequest/#the-getresponseheader()-method"><text:span text:style-name="T24">getResponseHeader()</text:span></text:a></text:p>
          </table:table-cell>
          <table:table-cell table:style-name="Tabelle3.A2" office:value-type="string">
            <text:p text:style-name="P38">Methode</text:p>
          </table:table-cell>
          <table:table-cell table:style-name="Tabelle3.C2" office:value-type="string">
            <text:p text:style-name="P37">Liefert den Header-Feldwert aus der Antwort die mit dem Inhalt des Parameters übereinstimmt. (es sei denn, der Name des Feldes ist Set-Cookie oder Set-Cookie2).</text:p>
          </table:table-cell>
        </table:table-row>
        <table:table-row>
          <table:table-cell table:style-name="Tabelle3.A2" office:value-type="string">
            <text:p text:style-name="P24"><text:a xlink:type="simple" xlink:href="http://www.w3.org/TR/XMLHttpRequest/#the-getallresponseheaders()-method"><text:span text:style-name="T24">getAllResponseHeaders()</text:span></text:a><text:span text:style-name="T22">1</text:span></text:p>
          </table:table-cell>
          <table:table-cell table:style-name="Tabelle3.A2" office:value-type="string">
            <text:p text:style-name="P38">Methode</text:p>
          </table:table-cell>
          <table:table-cell table:style-name="Tabelle3.C2" office:value-type="string">
            <text:p text:style-name="P35"><text:span text:style-name="T33">Liefert alle Header-Feldwerte, mit Ausnahme von </text:span><text:span text:style-name="Source_20_Text"><text:span text:style-name="T33">Set-Cookie or Set-Cookie2</text:span></text:span><text:span text:style-name="T33">.</text:span></text:p>
          </table:table-cell>
        </table:table-row>
        <table:table-row>
          <table:table-cell table:style-name="Tabelle3.A2" office:value-type="string">
            <text:p text:style-name="P24"><text:a xlink:type="simple" xlink:href="http://www.w3.org/TR/XMLHttpRequest/#the-overridemimetype()-method"><text:span text:style-name="T24">overrideMimeType()</text:span></text:a></text:p>
          </table:table-cell>
          <table:table-cell table:style-name="Tabelle3.A2" office:value-type="string">
            <text:p text:style-name="P38">Methode</text:p>
          </table:table-cell>
          <table:table-cell table:style-name="Tabelle3.C2" office:value-type="string">
            <text:p text:style-name="P35"><text:span text:style-name="T33">Setzt den </text:span><text:span text:style-name="Source_20_Text"><text:span text:style-name="T33">Content-Type- H</text:span></text:span><text:span text:style-name="T33">eader der Response auf m</text:span><text:span text:style-name="Variable"><text:span text:style-name="T33">ime</text:span></text:span><text:span text:style-name="T33">.</text:span></text:p>
          </table:table-cell>
        </table:table-row>
        <table:table-row>
          <table:table-cell table:style-name="Tabelle3.A2" office:value-type="string">
            <text:p text:style-name="P24"><text:a xlink:type="simple" xlink:href="http://www.w3.org/TR/XMLHttpRequest/#the-responsetype-attribute"><text:span text:style-name="T24">responseType</text:span></text:a></text:p>
          </table:table-cell>
          <table:table-cell table:style-name="Tabelle3.A2" office:value-type="string">
            <text:p text:style-name="P38">Attribut</text:p>
          </table:table-cell>
          <table:table-cell table:style-name="Tabelle3.C2" office:value-type="string">
            <text:p text:style-name="P37">Liefert den Response-Typ.</text:p>
          </table:table-cell>
        </table:table-row>
        <table:table-row>
          <table:table-cell table:style-name="Tabelle3.A2" office:value-type="string">
            <text:p text:style-name="P24"><text:a xlink:type="simple" xlink:href="http://www.w3.org/TR/XMLHttpRequest/#the-responsetext-attribute"><text:span text:style-name="T24">responseText</text:span></text:a></text:p>
          </table:table-cell>
          <table:table-cell table:style-name="Tabelle3.A2" office:value-type="string">
            <text:p text:style-name="P38">Attribut</text:p>
          </table:table-cell>
          <table:table-cell table:style-name="Tabelle3.C2" office:value-type="string">
            <text:p text:style-name="P36"><text:span text:style-name="T33">Liefert den Response-Text (als <text:s/></text:span><text:a xlink:type="simple" xlink:href="http://www.w3.org/TR/XMLHttpRequest/#text-response-entity-body"><text:span text:style-name="T38">text response entity body</text:span></text:a><text:span text:style-name="T38">)</text:span></text:p>
          </table:table-cell>
        </table:table-row>
        <table:table-row>
          <table:table-cell table:style-name="Tabelle3.A2" office:value-type="string">
            <text:p text:style-name="P24"><text:a xlink:type="simple" xlink:href="http://www.w3.org/TR/XMLHttpRequest/#the-responsexml-attribute"><text:span text:style-name="T24">responseXML</text:span></text:a></text:p>
          </table:table-cell>
          <table:table-cell table:style-name="Tabelle3.A2" office:value-type="string">
            <text:p text:style-name="P38">Attribut</text:p>
          </table:table-cell>
          <table:table-cell table:style-name="Tabelle3.C2" office:value-type="string">
            <text:p text:style-name="P35"><text:span text:style-name="T33">Liefert den <text:s/></text:span><text:a xlink:type="simple" xlink:href="http://www.w3.org/TR/XMLHttpRequest/#document-response-entity-body">document response entity body</text:a></text:p>
          </table:table-cell>
        </table:table-row>
      </table:table>
      <text:p text:style-name="P13"/>
      <text:p text:style-name="P24"><text:span text:style-name="T32">1</text:span><text:bookmark text:name="response-entity-body-0"/><text:span text:style-name="T32"> –</text:span><text:span text:style-name="T20"> Response-Entity </text:span><text:a xlink:type="simple" xlink:href="http://www.w3.org/TR/XMLHttpRequest/#response-entity-body-0">http://www.w3.org/TR/XMLHttpRequest/#response-entity-body-0</text:a></text:p>
      <text:p text:style-name="P11"/>
      <text:h text:style-name="P47" text:outline-level="1"><text:soft-page-break/>Events - Zusammenfassung</text:h>
      <text:p text:style-name="P5">Dieser Abschnitt ist nicht normativ.</text:p>
      <text:p text:style-name="P5">Die folgenden Ereignisse werden von XMLHttpRequest und / oder XMLHttpRequestUpload Objekte ausgelöst:</text:p>
      <text:p text:style-name="P5"><text:bookmark text:name="docs-internal-guid-55186a62-9512-263c-de09-fa1635b9a51c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6">Event-Name</text:p>
          </table:table-cell>
          <table:table-cell table:style-name="Tabelle1.A1" office:value-type="string">
            <text:p text:style-name="P26">Interface</text:p>
          </table:table-cell>
          <table:table-cell table:style-name="Tabelle1.A1" office:value-type="string">
            <text:p text:style-name="P26">Ausgelöst, wenn ...</text:p>
          </table:table-cell>
        </table:table-row>
        <table:table-row>
          <table:table-cell table:style-name="Tabelle1.A2" office:value-type="string">
            <text:p text:style-name="P21">readystatechange</text:p>
          </table:table-cell>
          <table:table-cell table:style-name="Tabelle1.A2" office:value-type="string">
            <text:p text:style-name="P23"><text:a xlink:type="simple" xlink:href="http://dev.w3.org/2006/webapi/DOM4Core/#event"><text:span text:style-name="T24">Event</text:span></text:a></text:p>
          </table:table-cell>
          <table:table-cell table:style-name="Tabelle1.A2" office:value-type="string">
            <text:p text:style-name="P23"><text:span text:style-name="T25">The </text:span><text:a xlink:type="simple" xlink:href="http://www.w3.org/TR/XMLHttpRequest/#dom-xmlhttprequest-readystate"><text:span text:style-name="T24">readyState</text:span></text:a><text:span text:style-name="T27"> </text:span><text:span text:style-name="T25">attribute changes at some seemingly arbitrary times for historical reasons.</text:span></text:p>
            <text:p text:style-name="P22"/>
            <text:p text:style-name="P22">Die readyState Attribut Änderungen an einigen scheinbar beliebigen Zeitpunkten aus historischen Gründen.</text:p>
          </table:table-cell>
        </table:table-row>
        <table:table-row>
          <table:table-cell table:style-name="Tabelle1.A2" office:value-type="string">
            <text:p text:style-name="P21">loadstart</text:p>
          </table:table-cell>
          <table:table-cell table:style-name="Tabelle1.A2" office:value-type="string">
            <text:p text:style-name="P23"><text:a xlink:type="simple" xlink:href="http://dev.w3.org/2006/webapi/progress/#progressevent"><text:span text:style-name="T24">ProgressEvent</text:span></text:a><text:span text:style-name="T23">1</text:span></text:p>
          </table:table-cell>
          <table:table-cell table:style-name="Tabelle1.A2" office:value-type="string">
            <text:p text:style-name="P22">Wenn der Request startet</text:p>
          </table:table-cell>
        </table:table-row>
        <table:table-row>
          <table:table-cell table:style-name="Tabelle1.A2" office:value-type="string">
            <text:p text:style-name="P21">progress</text:p>
          </table:table-cell>
          <table:table-cell table:style-name="Tabelle1.A2" office:value-type="string">
            <text:p text:style-name="P23"><text:a xlink:type="simple" xlink:href="http://dev.w3.org/2006/webapi/progress/#progressevent"><text:span text:style-name="T24">ProgressEvent</text:span></text:a></text:p>
          </table:table-cell>
          <table:table-cell table:style-name="Tabelle1.A2" office:value-type="string">
            <text:p text:style-name="P22">Während des Sendens und Empfangens von Daten</text:p>
          </table:table-cell>
        </table:table-row>
        <table:table-row>
          <table:table-cell table:style-name="Tabelle1.A2" office:value-type="string">
            <text:p text:style-name="P21">abort</text:p>
          </table:table-cell>
          <table:table-cell table:style-name="Tabelle1.A2" office:value-type="string">
            <text:p text:style-name="P23"><text:a xlink:type="simple" xlink:href="http://dev.w3.org/2006/webapi/progress/#progressevent"><text:span text:style-name="T24">ProgressEvent</text:span></text:a></text:p>
          </table:table-cell>
          <table:table-cell table:style-name="Tabelle1.A2" office:value-type="string">
            <text:p text:style-name="P23"><text:span text:style-name="T25">Wenn der Reuest abgebrochen wurde (z.Bsp. Durch Aufruf der </text:span><text:a xlink:type="simple" xlink:href="http://www.w3.org/TR/XMLHttpRequest/#dom-xmlhttprequest-abort"><text:span text:style-name="T24">abort()</text:span></text:a><text:span text:style-name="T27">-M</text:span><text:span text:style-name="T25">ethode.</text:span></text:p>
          </table:table-cell>
        </table:table-row>
        <table:table-row>
          <table:table-cell table:style-name="Tabelle1.A2" office:value-type="string">
            <text:p text:style-name="P21">error</text:p>
          </table:table-cell>
          <table:table-cell table:style-name="Tabelle1.A2" office:value-type="string">
            <text:p text:style-name="P23"><text:a xlink:type="simple" xlink:href="http://dev.w3.org/2006/webapi/progress/#progressevent"><text:span text:style-name="T24">ProgressEvent</text:span></text:a></text:p>
          </table:table-cell>
          <table:table-cell table:style-name="Tabelle1.A2" office:value-type="string">
            <text:p text:style-name="P22">Wenn der Request fehlgeschlagen ist</text:p>
          </table:table-cell>
        </table:table-row>
        <table:table-row>
          <table:table-cell table:style-name="Tabelle1.A2" office:value-type="string">
            <text:p text:style-name="P21">load</text:p>
          </table:table-cell>
          <table:table-cell table:style-name="Tabelle1.A2" office:value-type="string">
            <text:p text:style-name="P23"><text:a xlink:type="simple" xlink:href="http://dev.w3.org/2006/webapi/progress/#progressevent"><text:span text:style-name="T24">ProgressEvent</text:span></text:a></text:p>
          </table:table-cell>
          <table:table-cell table:style-name="Tabelle1.A2" office:value-type="string">
            <text:p text:style-name="P22">Wenn der Request erfolgreich war</text:p>
          </table:table-cell>
        </table:table-row>
        <table:table-row>
          <table:table-cell table:style-name="Tabelle1.A2" office:value-type="string">
            <text:p text:style-name="P21">timeout</text:p>
          </table:table-cell>
          <table:table-cell table:style-name="Tabelle1.A2" office:value-type="string">
            <text:p text:style-name="P23"><text:a xlink:type="simple" xlink:href="http://dev.w3.org/2006/webapi/progress/#progressevent"><text:span text:style-name="T24">ProgressEvent</text:span></text:a></text:p>
          </table:table-cell>
          <table:table-cell table:style-name="Tabelle1.A2" office:value-type="string">
            <text:p text:style-name="P22">Wenn ein timeout festgelegt wurde und dieser überschritten wurde</text:p>
          </table:table-cell>
        </table:table-row>
        <table:table-row>
          <table:table-cell table:style-name="Tabelle1.A2" office:value-type="string">
            <text:p text:style-name="P21">loadend</text:p>
          </table:table-cell>
          <table:table-cell table:style-name="Tabelle1.A2" office:value-type="string">
            <text:p text:style-name="P23"><text:a xlink:type="simple" xlink:href="http://dev.w3.org/2006/webapi/progress/#progressevent"><text:span text:style-name="T24">ProgressEvent</text:span></text:a></text:p>
          </table:table-cell>
          <table:table-cell table:style-name="Tabelle1.A2" office:value-type="string">
            <text:p text:style-name="P22">Wenn der Request beendet wurde (unabhängig ob erfolgreich oder nicht)</text:p>
          </table:table-cell>
        </table:table-row>
      </table:table>
      <text:p text:style-name="Text_20_body"><text:span text:style-name="T23">1</text:span><text:span text:style-name="T26"> werden über </text:span><text:span text:style-name="T13">'on[ProgressEvent]'</text:span><text:span text:style-name="T26"> z.Bsp.: </text:span><text:span text:style-name="T13">ValidRequest.onload = function() {}</text:span><text:span text:style-name="T26"> oder </text:span><text:span text:style-name="T13">ValidRequest.addEventListener('[ProgressEvent]', doSomething)</text:span><text:span text:style-name="T26"> definiert</text:span></text:p>
      <text:p text:style-name="P6"/>
      <text:h text:style-name="P48" text:outline-level="1"><text:bookmark text:name="docs-internal-guid-55186a59-9513-b4c7-fa9b-56a85fd2ecf7"/>Auslösen eines asynchronen Requests</text:h>
      <text:p text:style-name="Text_20_body"><text:line-break/><text:bookmark text:name="docs-internal-guid-55186a59-9513-5a8e-2da8-b9c76ba53a3d"/><text:span text:style-name="T26">Über die Methode „open“ wird ein neuer Request erzeugt. Diese Methode hat folgende Syntax:</text:span></text:p>
      <text:p text:style-name="P5"/>
      <text:p text:style-name="P10">ValidRequest.open([method], [link], [asynchonous], [username], [userpassword]);</text:p>
      <text:p text:style-name="P16"/>
      <text:p text:style-name="P15"><text:span text:style-name="T34">Beispiel: </text:span><text:span text:style-name="T18">ValidRequest</text:span><text:span text:style-name="T18">.open('GET', 'http://localhost/ajax-tutorial/eins/test.txt', true);</text:span></text:p>
      <text:list xml:id="list1404475539" text:style-name="L2">
        <text:list-header>
          <text:p text:style-name="P44"/>
        </text:list-header>
        <text:list-item>
          <text:p text:style-name="P44">"GET": es handelt sich um einen HTTP GET Request</text:p>
        </text:list-item>
        <text:list-item>
          <text:p text:style-name="P45"><text:span text:style-name="T37">an die Url "http://localhost/ajax-tutorial/eins/test.txt" soll der Aufruf gerichtet sein. Es </text:span><text:soft-page-break/><text:span text:style-name="T37">ist standardmässig nur ein Aufruf einer Adresse möglich die sich unterhalb der gleichen Url wie das aufrufende Skript befindet.</text:span></text:p>
        </text:list-item>
        <text:list-item>
          <text:p text:style-name="P42"><text:span text:style-name="T19">"true":</text:span><text:span text:style-name="T29"> </text:span><text:span text:style-name="T19">Parameter bedeutet, dass dieser Request asyncron ausgeführt werden soll</text:span></text:p>
        </text:list-item>
      </text:list>
      <text:p text:style-name="P5"/>
      <text:h text:style-name="Heading_20_1" text:outline-level="1"><text:bookmark text:name="docs-internal-guid-55186a3b-9514-92ba-99b6-b8f0964dcb79"/>Definition einer Callback Funktion</text:h>
      <text:p text:style-name="P5"/>
      <text:p text:style-name="P5"><text:bookmark text:name="docs-internal-guid-55186a3b-9514-64a5-8cb3-681857ee7d6f"/>Mit dem Attribut onreadystatechange wird eine Funktion festgelegt, die aufgerufen wird, wenn der request seinen readyState (abschlussStatus) ändert, z.b. wenn er erfolgreich abgeschlossen wurde. In diesem Fall wird mit function(){} eine anonyme Funktion erstellt.</text:p>
      <text:p text:style-name="P29">Zunächste wird in dieser Funktion der readyState geprüft ob er den gewünschten Wert 4 hat. Laut der W3C spezifikation gibt es 5 Stati:</text:p>
      <text:p text:style-name="P28"><text:a xlink:type="simple" xlink:href="http://www.w3.org/TR/XMLHttpRequest/#xmlhttprequest-members">http://www.w3.org/TR/XMLHttpRequest/</text:a><text:span text:style-name="T26">#xmlhttprequest-members</text:span></text:p>
      <text:p text:style-name="P29">Innerhalb des Falls 4 (abgeschlossener Transfer) wird nun geprüft ob der HTTP Statuscode den Wert 200 hat. 200 steht für eine Erfolgreiche Übertragung.</text:p>
      <text:p text:style-name="P29">Die HTTP Statuscodes findet man ebefalls auch beim W3C:</text:p>
      <text:p text:style-name="P28"><text:a xlink:type="simple" xlink:href="http://www.w3.org/Protocols/rfc2616/rfc2616-sec10.html"><text:span text:style-name="T26">http://www.w3.org/Protocols/rfc2616/rfc2616-sec10.html</text:span></text:a></text:p>
      <text:p text:style-name="P30"><text:span text:style-name="T19">Wenn alles erfolgreich gelaufen ist wird das Resultat der Abfrage (</text:span><text:span text:style-name="T19">req.responseText)</text:span><text:span text:style-name="T29"> </text:span><text:span text:style-name="T19">in das Element mit der id "eins" geschrieben.</text:span></text:p>
      <text:p text:style-name="P18"><text:bookmark text:name="docs-internal-guid-55186a3b-9514-3deb-cbe1-3c29933fb1f3"/></text:p>
      <text:p text:style-name="P31">ValidRequest.onreadystatechange = function() {</text:p>
      <text:p text:style-name="P32"><text:span text:style-name="T35"><text:s text:c="4"/>switch (</text:span><text:span text:style-name="T35">ValidRequest</text:span><text:span text:style-name="T35">.readyState) {</text:span></text:p>
      <text:p text:style-name="P31"><text:s text:c="8"/>case 4:</text:p>
      <text:p text:style-name="P32"><text:span text:style-name="T35"><text:s text:c="12"/>if (</text:span><text:span text:style-name="T35">ValidRequest</text:span><text:span text:style-name="T35">.status != 200) {</text:span></text:p>
      <text:p text:style-name="P32"><text:span text:style-name="T35"><text:s text:c="16"/>alert("Fehler:" + </text:span><text:span text:style-name="T35">ValidRequest</text:span><text:span text:style-name="T35">.status);</text:span></text:p>
      <text:p text:style-name="P31"><text:s text:c="12"/>} else {</text:p>
      <text:p text:style-name="P32"><text:span text:style-name="T35"><text:s text:c="16"/>alert(</text:span><text:span text:style-name="T35">ValidRequest</text:span><text:span text:style-name="T35">.responseText);</text:span></text:p>
      <text:p text:style-name="P31"><text:s text:c="16"/>/* schreibe die antwort in den div container mit</text:p>
      <text:p text:style-name="P31"><text:s text:c="19"/>der id content */</text:p>
      <text:p text:style-name="P31"><text:s text:c="16"/>var result = '&lt;strong&gt;' + </text:p>
      <text:p text:style-name="P31"><text:s text:c="29"/>ValidRequest.responseText + </text:p>
      <text:p text:style-name="P31"><text:s text:c="29"/>'&lt;/strong&gt;';</text:p>
      <text:p text:style-name="P31"><text:s text:c="16"/>document.getElementById('eins').</text:p>
      <text:p text:style-name="P31"><text:s text:c="29"/>innerHTML = result;</text:p>
      <text:p text:style-name="P31"><text:soft-page-break/><text:s text:c="12"/>}</text:p>
      <text:p text:style-name="P31"><text:s text:c="8"/>break;</text:p>
      <text:p text:style-name="P31"><text:s text:c="8"/>default:</text:p>
      <text:p text:style-name="P31"><text:s text:c="12"/>return false;</text:p>
      <text:p text:style-name="P31"><text:s text:c="12"/>break;</text:p>
      <text:p text:style-name="P31"><text:s text:c="4"/>}</text:p>
      <text:p text:style-name="P31">};</text:p>
      <text:p text:style-name="P3"/>
      <text:h text:style-name="P49" text:outline-level="1"><text:bookmark text:name="docs-internal-guid-55186a1d-9516-1e68-9aac-705da625af31"/>HTTP Header und Daten senden</text:h>
      <text:p text:style-name="P1"/>
      <text:p text:style-name="P2"><text:bookmark text:name="docs-internal-guid-55186a1d-9517-9b97-c0ab-13deaaf59fa9"/>In diesem Bereich werden Felder des HTTP Headers gesetzt. Da keine Daten gesendet werden, ist auch bei send nichts zum senden vorhanden.</text:p>
      <text:p text:style-name="P7"/>
      <text:p text:style-name="P1"><text:bookmark text:name="docs-internal-guid-55186a1d-9517-60da-a417-6575f4d84301"/></text:p>
      <text:p text:style-name="P31">ValidRequest.setRequestHeader("Content-Type","application/x-www-form-urlencoded");</text:p>
      <text:p text:style-name="P31">ValidRequest.send(null);</text:p>
      <text:p text:style-name="P8"/>
      <text:p text:style-name="P7">mögliche content-types:</text:p>
      <text:p text:style-name="Text_20_body"><text:span text:style-name="Source_20_Text"><text:span text:style-name="T14">ValidRequest.setRequestHeader("Content-Type", "application/json");</text:span></text:span></text:p>
      <text:p text:style-name="Text_20_body"><text:span text:style-name="Source_20_Text"><text:span text:style-name="T14">ValidRequest.setRequestHeader("Content-type","application/x-www-form-urlencoded");</text:span></text:span><text:span text:style-name="Source_20_Text"><text:span text:style-name="T9"><text:line-break/></text:span></text:span></text:p>
      <text:h text:style-name="Heading_20_1" text:outline-level="1"><text:span text:style-name="Source_20_Text"><text:span text:style-name="T12">Beispiel</text:span></text:span></text:h>
      <text:p text:style-name="Text_20_body"><text:span text:style-name="Source_20_Text"><text:span text:style-name="T5">Damit die Beispiele funktionieren, muss in das erste Feld etwas eingegeben werden und die JavaScript-Konsole muss offen sein. Dann wird der Statuswechsel von 1-4 ausgegeben und wenn der Status gleich 4 und die Responsseite der Webservers gleich 200 ist wird der übergebene Wert des ersten Feldes zurückgegeben.</text:span></text:span></text:p>
      <text:p text:style-name="Text_20_body"><text:span text:style-name="Source_20_Text"><text:span text:style-name="T5">Datei index.php:</text:span></text:span></text:p>
      <text:p text:style-name="P25"><text:span text:style-name="Source_20_Text"><text:span text:style-name="T16">&lt;!DOCTYPE html&gt; </text:span></text:span></text:p>
      <text:p text:style-name="P25"><text:span text:style-name="Source_20_Text"><text:span text:style-name="T16">&lt;html&gt; </text:span></text:span></text:p>
      <text:p text:style-name="P25"><text:span text:style-name="Source_20_Text"><text:span text:style-name="T16">&lt;head&gt; </text:span></text:span></text:p>
      <text:p text:style-name="P25"><text:span text:style-name="Source_20_Text"><text:span text:style-name="T16">&lt;meta charset="UTF-8"&gt; </text:span></text:span></text:p>
      <text:p text:style-name="P25"><text:span text:style-name="Source_20_Text"><text:span text:style-name="T16">&lt;meta http-equiv="content-language" content="de"&gt; </text:span></text:span></text:p>
      <text:p text:style-name="P25"><text:span text:style-name="Source_20_Text"><text:span text:style-name="T16">&lt;meta name="author" content="Olaf Thiele"&gt; </text:span></text:span></text:p>
      <text:p text:style-name="P25"><text:span text:style-name="Source_20_Text"><text:span text:style-name="T16">&lt;meta name="generator" content="Notepad++"&gt; </text:span></text:span></text:p>
      <text:p text:style-name="P25"><text:span text:style-name="Source_20_Text"><text:span text:style-name="T16">&lt;title&gt;Untitled&lt;/title&gt; </text:span></text:span></text:p>
      <text:p text:style-name="P25"><text:span text:style-name="Source_20_Text"><text:span text:style-name="T16">&lt;!-- </text:span></text:span></text:p>
      <text:p text:style-name="P25"><text:span text:style-name="Source_20_Text"><text:span text:style-name="T16">&lt;link rel="stylesheet" type="text/css" href="style.css"&gt; </text:span></text:span></text:p>
      <text:p text:style-name="P25"><text:span text:style-name="Source_20_Text"><text:span text:style-name="T16">--&gt; </text:span></text:span></text:p>
      <text:p text:style-name="P25"><text:span text:style-name="Source_20_Text"><text:span text:style-name="T16">&lt;script&gt; </text:span></text:span></text:p>
      <text:p text:style-name="P25"><text:span text:style-name="Source_20_Text"><text:span text:style-name="T16">function createRequest() { </text:span></text:span></text:p>
      <text:p text:style-name="P25"><text:span text:style-name="Source_20_Text"><text:span text:style-name="T16"><text:s text:c="4"/>try { </text:span></text:span></text:p>
      <text:p text:style-name="P25"><text:soft-page-break/><text:span text:style-name="Source_20_Text"><text:span text:style-name="T16"><text:s text:c="8"/>request = new XMLHttpRequest(); </text:span></text:span></text:p>
      <text:p text:style-name="P25"><text:span text:style-name="Source_20_Text"><text:span text:style-name="T16"><text:s text:c="4"/>} </text:span></text:span></text:p>
      <text:p text:style-name="P25"><text:span text:style-name="Source_20_Text"><text:span text:style-name="T16"><text:s text:c="4"/>catch (e) { </text:span></text:span></text:p>
      <text:p text:style-name="P25"><text:span text:style-name="Source_20_Text"><text:span text:style-name="T16"><text:s text:c="8"/>try { </text:span></text:span></text:p>
      <text:p text:style-name="P25"><text:span text:style-name="Source_20_Text"><text:span text:style-name="T16"><text:s text:c="12"/>request = new ActiveXObject("Msxml2.XMLHTTP"); </text:span></text:span></text:p>
      <text:p text:style-name="P25"><text:span text:style-name="Source_20_Text"><text:span text:style-name="T16"><text:s text:c="8"/>} </text:span></text:span></text:p>
      <text:p text:style-name="P25"><text:span text:style-name="Source_20_Text"><text:span text:style-name="T16"><text:s text:c="8"/>catch (e) { </text:span></text:span></text:p>
      <text:p text:style-name="P25"><text:span text:style-name="Source_20_Text"><text:span text:style-name="T16"><text:s text:c="12"/>try { </text:span></text:span></text:p>
      <text:p text:style-name="P25"><text:span text:style-name="Source_20_Text"><text:span text:style-name="T16"><text:s text:c="16"/>request = new ActiveXObject("Microsoft.XMLHTTP"); </text:span></text:span></text:p>
      <text:p text:style-name="P25"><text:span text:style-name="Source_20_Text"><text:span text:style-name="T16"><text:s text:c="12"/>} </text:span></text:span></text:p>
      <text:p text:style-name="P25"><text:span text:style-name="Source_20_Text"><text:span text:style-name="T16"><text:s text:c="12"/>catch (failed) { </text:span></text:span></text:p>
      <text:p text:style-name="P25"><text:span text:style-name="Source_20_Text"><text:span text:style-name="T16"><text:s text:c="16"/>request = null; </text:span></text:span></text:p>
      <text:p text:style-name="P25"><text:span text:style-name="Source_20_Text"><text:span text:style-name="T16"><text:s text:c="12"/>} </text:span></text:span></text:p>
      <text:p text:style-name="P25"><text:span text:style-name="Source_20_Text"><text:span text:style-name="T16"><text:s text:c="8"/>} </text:span></text:span></text:p>
      <text:p text:style-name="P25"><text:span text:style-name="Source_20_Text"><text:span text:style-name="T16"><text:s text:c="4"/>} </text:span></text:span></text:p>
      <text:p text:style-name="P25"><text:span text:style-name="Source_20_Text"><text:span text:style-name="T16"><text:s text:c="4"/>return request; </text:span></text:span></text:p>
      <text:p text:style-name="P25"><text:span text:style-name="Source_20_Text"><text:span text:style-name="T16">} </text:span></text:span></text:p>
      <text:p text:style-name="P25"><text:span text:style-name="Source_20_Text"><text:span text:style-name="T16">function collectData(form) { </text:span></text:span></text:p>
      <text:p text:style-name="P25"><text:span text:style-name="Source_20_Text"><text:span text:style-name="T16"><text:s text:c="4"/>var data = ''; </text:span></text:span></text:p>
      <text:p text:style-name="P25"><text:span text:style-name="Source_20_Text"><text:span text:style-name="T16"><text:s text:c="4"/>tmpArr = document.getElementById(form).getElementsByTagName('input'); </text:span></text:span></text:p>
      <text:p text:style-name="P25"><text:span text:style-name="Source_20_Text"><text:span text:style-name="T16"><text:s text:c="4"/>for(var i = 0, j = tmpArr.length; i &lt; j; i++) { </text:span></text:span></text:p>
      <text:p text:style-name="P25"><text:span text:style-name="Source_20_Text"><text:span text:style-name="T16"><text:s text:c="8"/>data = data + 'val_' + i + '=' + tmpArr[i].value + '&amp;'; <text:s text:c="4"/></text:span></text:span></text:p>
      <text:p text:style-name="P25"><text:span text:style-name="Source_20_Text"><text:span text:style-name="T16"><text:s text:c="4"/>} </text:span></text:span></text:p>
      <text:p text:style-name="P25"><text:span text:style-name="Source_20_Text"><text:span text:style-name="T16"><text:s text:c="4"/>return data; </text:span></text:span></text:p>
      <text:p text:style-name="P25"><text:span text:style-name="Source_20_Text"><text:span text:style-name="T16">} </text:span></text:span></text:p>
      <text:p text:style-name="P25"><text:span text:style-name="Source_20_Text"><text:span text:style-name="T16">function showResults() { </text:span></text:span></text:p>
      <text:p text:style-name="P25"><text:span text:style-name="Source_20_Text"><text:span text:style-name="T16"><text:s text:c="4"/>/* </text:span></text:span></text:p>
      <text:p text:style-name="P25"><text:span text:style-name="Source_20_Text"><text:span text:style-name="T16"><text:s text:c="4"/>onreadystatechange <text:s/>Stores a function (or the name of a function) </text:span></text:span></text:p>
      <text:p text:style-name="P25"><text:span text:style-name="Source_20_Text"><text:span text:style-name="T16"><text:s text:c="24"/>to be called automatically each time the </text:span></text:span></text:p>
      <text:p text:style-name="P25"><text:span text:style-name="Source_20_Text"><text:span text:style-name="T16"><text:s text:c="24"/>readyState property changes </text:span></text:span></text:p>
      <text:p text:style-name="P25"><text:span text:style-name="Source_20_Text"><text:span text:style-name="T16"><text:s text:c="4"/>readyState <text:s text:c="9"/>Holds the status of the XMLHttpRequest. Changes </text:span></text:span></text:p>
      <text:p text:style-name="P25"><text:span text:style-name="Source_20_Text"><text:span text:style-name="T16"><text:s text:c="24"/>from 0 to 4: </text:span></text:span></text:p>
      <text:p text:style-name="P25"><text:span text:style-name="Source_20_Text"><text:span text:style-name="T16"><text:s text:c="24"/>0: request not initialized </text:span></text:span></text:p>
      <text:p text:style-name="P25"><text:span text:style-name="Source_20_Text"><text:span text:style-name="T16"><text:s text:c="24"/>1: server connection established </text:span></text:span></text:p>
      <text:p text:style-name="P25"><text:span text:style-name="Source_20_Text"><text:span text:style-name="T16"><text:s text:c="24"/>2: request received </text:span></text:span></text:p>
      <text:p text:style-name="P25"><text:span text:style-name="Source_20_Text"><text:span text:style-name="T16"><text:s text:c="24"/>3: processing request </text:span></text:span></text:p>
      <text:p text:style-name="P25"><text:span text:style-name="Source_20_Text"><text:span text:style-name="T16"><text:s text:c="24"/>4: request finished and response is ready </text:span></text:span></text:p>
      <text:p text:style-name="P25"><text:span text:style-name="Source_20_Text"><text:span text:style-name="T16"><text:s text:c="4"/>status <text:s text:c="13"/>200: "OK" </text:span></text:span></text:p>
      <text:p text:style-name="P25"><text:span text:style-name="Source_20_Text"><text:span text:style-name="T16"><text:s text:c="24"/>404: Page not found </text:span></text:span></text:p>
      <text:p text:style-name="P25"><text:span text:style-name="Source_20_Text"><text:span text:style-name="T16"><text:s text:c="4"/></text:span></text:span></text:p>
      <text:p text:style-name="P25"><text:span text:style-name="Source_20_Text"><text:span text:style-name="T16"><text:s text:c="4"/>*/ </text:span></text:span></text:p>
      <text:p text:style-name="P25"><text:span text:style-name="Source_20_Text"><text:span text:style-name="T16"><text:s text:c="4"/>console.log('State:' + req.readyState) </text:span></text:span></text:p>
      <text:p text:style-name="P25"><text:span text:style-name="Source_20_Text"><text:span text:style-name="T16"><text:s text:c="4"/>if(req.readyState == 4 &amp;&amp; req.status == 200) { </text:span></text:span></text:p>
      <text:p text:style-name="P25"><text:span text:style-name="Source_20_Text"><text:span text:style-name="T16"><text:s text:c="8"/>console.log(req.responseText); </text:span></text:span></text:p>
      <text:p text:style-name="P25"><text:span text:style-name="Source_20_Text"><text:span text:style-name="T16"><text:s text:c="4"/>} </text:span></text:span></text:p>
      <text:p text:style-name="P25"><text:span text:style-name="Source_20_Text"><text:span text:style-name="T16">} </text:span></text:span></text:p>
      <text:p text:style-name="P25"><text:span text:style-name="Source_20_Text"><text:span text:style-name="T16">function openRequest(request, method, url, asynchronos) { </text:span></text:span></text:p>
      <text:p text:style-name="P25"><text:span text:style-name="Source_20_Text"><text:span text:style-name="T16"><text:s text:c="4"/>request.open(method, url, asynchronos); <text:s text:c="3"/></text:span></text:span></text:p>
      <text:p text:style-name="P25"><text:span text:style-name="Source_20_Text"><text:span text:style-name="T16">} </text:span></text:span></text:p>
      <text:p text:style-name="P25"><text:span text:style-name="Source_20_Text"><text:span text:style-name="T16">function sendRequest(request, data) { </text:span></text:span></text:p>
      <text:p text:style-name="P25"><text:span text:style-name="Source_20_Text"><text:span text:style-name="T16"><text:s text:c="4"/>data = data || null; </text:span></text:span></text:p>
      <text:p text:style-name="P25"><text:span text:style-name="Source_20_Text"><text:span text:style-name="T16"><text:s text:c="4"/>return data; </text:span></text:span></text:p>
      <text:p text:style-name="P25"><text:span text:style-name="Source_20_Text"><text:span text:style-name="T16">} </text:span></text:span></text:p>
      <text:p text:style-name="P25"><text:span text:style-name="Source_20_Text"><text:span text:style-name="T16">function sendGetRequest(request, url, params, asynchronos) { </text:span></text:span></text:p>
      <text:p text:style-name="P25"><text:span text:style-name="Source_20_Text"><text:span text:style-name="T16"><text:s text:c="4"/>asynchronos = asynchronos || false; </text:span></text:span></text:p>
      <text:p text:style-name="P25"><text:span text:style-name="Source_20_Text"><text:span text:style-name="T16"><text:s text:c="4"/>params = params || ''; </text:span></text:span></text:p>
      <text:p text:style-name="P25"><text:span text:style-name="Source_20_Text"><text:span text:style-name="T16"><text:s text:c="4"/>openRequest(request, 'GET', url + '?' + params, true); </text:span></text:span></text:p>
      <text:p text:style-name="P25"><text:span text:style-name="Source_20_Text"><text:span text:style-name="T16"><text:s text:c="4"/>request.onreadystatechange = showResults ; </text:span></text:span></text:p>
      <text:p text:style-name="P25"><text:span text:style-name="Source_20_Text"><text:span text:style-name="T16"><text:s text:c="4"/>request.send(null); </text:span></text:span></text:p>
      <text:p text:style-name="P25"><text:span text:style-name="Source_20_Text"><text:span text:style-name="T16">} </text:span></text:span></text:p>
      <text:p text:style-name="P25"><text:span text:style-name="Source_20_Text"><text:span text:style-name="T16">function sendPostRequest(request, url, params, asynchronos) { </text:span></text:span></text:p>
      <text:p text:style-name="P25"><text:span text:style-name="Source_20_Text"><text:span text:style-name="T16"><text:s text:c="4"/>request.open("POST", url, true); </text:span></text:span></text:p>
      <text:p text:style-name="P25"><text:span text:style-name="Source_20_Text"><text:span text:style-name="T16"><text:s text:c="4"/>//Send the proper header information along with the request </text:span></text:span></text:p>
      <text:p text:style-name="P25"><text:span text:style-name="Source_20_Text"><text:span text:style-name="T16"><text:s text:c="4"/>request.setRequestHeader("Content-type","application/x-www-form-</text:span></text:span><text:soft-page-break/><text:span text:style-name="Source_20_Text"><text:span text:style-name="T16">urlencoded"); </text:span></text:span></text:p>
      <text:p text:style-name="P25"><text:span text:style-name="Source_20_Text"><text:span text:style-name="T16"><text:s text:c="4"/>/* </text:span></text:span></text:p>
      <text:p text:style-name="P25"><text:span text:style-name="Source_20_Text"><text:span text:style-name="T16"><text:s text:c="4"/>request.setRequestHeader("Content-length", params.length); </text:span></text:span></text:p>
      <text:p text:style-name="P25"><text:span text:style-name="Source_20_Text"><text:span text:style-name="T16"><text:s text:c="4"/>request.setRequestHeader("Connection", "close"); </text:span></text:span></text:p>
      <text:p text:style-name="P25"><text:span text:style-name="Source_20_Text"><text:span text:style-name="T16"><text:s text:c="4"/>*/ </text:span></text:span></text:p>
      <text:p text:style-name="P25"><text:span text:style-name="Source_20_Text"><text:span text:style-name="T16"><text:s text:c="4"/>request.onreadystatechange = showResults; </text:span></text:span></text:p>
      <text:p text:style-name="P25"><text:span text:style-name="Source_20_Text"><text:span text:style-name="T16"><text:s text:c="4"/>console.log(params); </text:span></text:span></text:p>
      <text:p text:style-name="P25"><text:span text:style-name="Source_20_Text"><text:span text:style-name="T16"><text:s text:c="4"/>request.send(params); </text:span></text:span></text:p>
      <text:p text:style-name="P25"><text:span text:style-name="Source_20_Text"><text:span text:style-name="T16">} </text:span></text:span></text:p>
      <text:p text:style-name="P25"><text:span text:style-name="Source_20_Text"><text:span text:style-name="T16">&lt;/script&gt; </text:span></text:span></text:p>
      <text:p text:style-name="P25"><text:span text:style-name="Source_20_Text"><text:span text:style-name="T16">&lt;/head&gt; </text:span></text:span></text:p>
      <text:p text:style-name="P25"><text:span text:style-name="Source_20_Text"><text:span text:style-name="T16">&lt;body&gt; </text:span></text:span></text:p>
      <text:p text:style-name="P25"><text:span text:style-name="Source_20_Text"><text:span text:style-name="T16">&lt;form id="AJAXForm"&gt; </text:span></text:span></text:p>
      <text:p text:style-name="P25"><text:span text:style-name="Source_20_Text"><text:span text:style-name="T16"><text:s text:c="4"/>&lt;input id="val_0" el="1" value="" /&gt; </text:span></text:span></text:p>
      <text:p text:style-name="P25"><text:span text:style-name="Source_20_Text"><text:span text:style-name="T16"><text:s text:c="4"/>&lt;input id="val_1" el="2" value="" /&gt; </text:span></text:span></text:p>
      <text:p text:style-name="P25"><text:span text:style-name="Source_20_Text"><text:span text:style-name="T16"><text:s text:c="4"/>&lt;input id="val_2" el="3" value="" /&gt; </text:span></text:span></text:p>
      <text:p text:style-name="P25"><text:span text:style-name="Source_20_Text"><text:span text:style-name="T16"><text:s text:c="4"/>&lt;input id="sendGet" type="button" value="sendGet" /&gt; </text:span></text:span></text:p>
      <text:p text:style-name="P25"><text:span text:style-name="Source_20_Text"><text:span text:style-name="T16"><text:s text:c="4"/>&lt;input id="sendPost" type="button" value="sendPost" /&gt; </text:span></text:span></text:p>
      <text:p text:style-name="P25"><text:span text:style-name="Source_20_Text"><text:span text:style-name="T16">&lt;/form&gt; </text:span></text:span></text:p>
      <text:p text:style-name="P25"><text:span text:style-name="Source_20_Text"><text:span text:style-name="T16">&lt;a href="http://openjs.com/articles/ajax_xmlhttp_using_post.php"&gt;http://openjs.com/articles/ajax_xmlhttp_using_post.php&lt;/a&gt; </text:span></text:span></text:p>
      <text:p text:style-name="P25"><text:span text:style-name="Source_20_Text"><text:span text:style-name="T16">&lt;script&gt; </text:span></text:span></text:p>
      <text:p text:style-name="P25"><text:span text:style-name="Source_20_Text"><text:span text:style-name="T16">var data, req, doc = document; </text:span></text:span></text:p>
      <text:p text:style-name="P25"><text:span text:style-name="Source_20_Text"><text:span text:style-name="T16">req = createRequest(); </text:span></text:span></text:p>
      <text:p text:style-name="P25"><text:span text:style-name="Source_20_Text"><text:span text:style-name="T16">if( req === null ) { </text:span></text:span></text:p>
      <text:p text:style-name="P25"><text:span text:style-name="Source_20_Text"><text:span text:style-name="T16"><text:s text:c="4"/>alert('AJAX konnte nicht initialisiert werden'); </text:span></text:span></text:p>
      <text:p text:style-name="P25"><text:span text:style-name="Source_20_Text"><text:span text:style-name="T16">}; </text:span></text:span></text:p>
      <text:p text:style-name="P25"><text:span text:style-name="Source_20_Text"><text:span text:style-name="T16">/* falls addEventListener nicht zur Verfügung steht</text:span></text:span></text:p>
      <text:p text:style-name="P25"><text:span text:style-name="Source_20_Text"><text:span text:style-name="T16">req.onload = function() { </text:span></text:span></text:p>
      <text:p text:style-name="P25"><text:span text:style-name="Source_20_Text"><text:span text:style-name="T16"><text:tab/>console.log('Request erfolgreich'); </text:span></text:span></text:p>
      <text:p text:style-name="P25"><text:span text:style-name="Source_20_Text"><text:span text:style-name="T16"><text:tab/>console.log(req.responseText); </text:span></text:span></text:p>
      <text:p text:style-name="P25"><text:span text:style-name="Source_20_Text"><text:span text:style-name="T16"><text:tab/>} </text:span></text:span></text:p>
      <text:p text:style-name="P25"><text:span text:style-name="Source_20_Text"><text:span text:style-name="T16">*/ </text:span></text:span></text:p>
      <text:p text:style-name="P25"><text:span text:style-name="Source_20_Text"><text:span text:style-name="T16">req.addEventListener('load', function() { </text:span></text:span></text:p>
      <text:p text:style-name="P25"><text:span text:style-name="Source_20_Text"><text:span text:style-name="T16"><text:tab/>console.log(req.responseText); </text:span></text:span></text:p>
      <text:p text:style-name="P25"><text:span text:style-name="Source_20_Text"><text:span text:style-name="T16"><text:tab/>}); </text:span></text:span></text:p>
      <text:p text:style-name="P25"><text:span text:style-name="Source_20_Text"><text:span text:style-name="T16">if( doc.getElementById('sendGet').addEventListener ) { </text:span></text:span></text:p>
      <text:p text:style-name="P25"><text:span text:style-name="Source_20_Text"><text:span text:style-name="T16"><text:s text:c="4"/>doc.getElementById('sendGet').addEventListener('click', function() { </text:span></text:span></text:p>
      <text:p text:style-name="P25"><text:span text:style-name="Source_20_Text"><text:span text:style-name="T16"><text:s text:c="8"/>sendGetRequest(req, 'req_get.php', collectData('AJAXForm')); </text:span></text:span></text:p>
      <text:p text:style-name="P25"><text:span text:style-name="Source_20_Text"><text:span text:style-name="T16"><text:s text:c="4"/>}); </text:span></text:span></text:p>
      <text:p text:style-name="P25"><text:span text:style-name="Source_20_Text"><text:span text:style-name="T16">} else { </text:span></text:span></text:p>
      <text:p text:style-name="P25"><text:span text:style-name="Source_20_Text"><text:span text:style-name="T16"><text:s text:c="4"/>doc.getElementById('sendGet').onclick = function() { </text:span></text:span></text:p>
      <text:p text:style-name="P25"><text:span text:style-name="Source_20_Text"><text:span text:style-name="T16"><text:s text:c="8"/>sendGetRequest(req, 'req_get.php', collectData('AJAXForm')); <text:s text:c="7"/></text:span></text:span></text:p>
      <text:p text:style-name="P25"><text:span text:style-name="Source_20_Text"><text:span text:style-name="T16"><text:s text:c="4"/>} </text:span></text:span></text:p>
      <text:p text:style-name="P25"><text:span text:style-name="Source_20_Text"><text:span text:style-name="T16">} </text:span></text:span></text:p>
      <text:p text:style-name="P25"><text:span text:style-name="Source_20_Text"><text:span text:style-name="T16">if( doc.getElementById('sendPost').addEventListener ) { </text:span></text:span></text:p>
      <text:p text:style-name="P25"><text:span text:style-name="Source_20_Text"><text:span text:style-name="T16"><text:s text:c="4"/>doc.getElementById('sendPost').addEventListener('click', function() { </text:span></text:span></text:p>
      <text:p text:style-name="P25"><text:span text:style-name="Source_20_Text"><text:span text:style-name="T16"><text:s text:c="8"/>sendGetRequest(req, 'req_get.php', collectData('AJAXForm')); </text:span></text:span></text:p>
      <text:p text:style-name="P25"><text:span text:style-name="Source_20_Text"><text:span text:style-name="T16"><text:s text:c="4"/>}); </text:span></text:span></text:p>
      <text:p text:style-name="P25"><text:span text:style-name="Source_20_Text"><text:span text:style-name="T16">} else { </text:span></text:span></text:p>
      <text:p text:style-name="P25"><text:span text:style-name="Source_20_Text"><text:span text:style-name="T16"><text:s text:c="4"/>doc.getElementById('sendPost').onclick = function() { </text:span></text:span></text:p>
      <text:p text:style-name="P25"><text:span text:style-name="Source_20_Text"><text:span text:style-name="T16"><text:s text:c="8"/>sendGetRequest(req, 'req_get.php', collectData('AJAXForm')); <text:s text:c="7"/></text:span></text:span></text:p>
      <text:p text:style-name="P25"><text:span text:style-name="Source_20_Text"><text:span text:style-name="T16"><text:s text:c="4"/>} </text:span></text:span></text:p>
      <text:p text:style-name="P25"><text:span text:style-name="Source_20_Text"><text:span text:style-name="T16">} </text:span></text:span></text:p>
      <text:p text:style-name="P25"><text:span text:style-name="Source_20_Text"><text:span text:style-name="T16">&lt;/script&gt; <text:s/></text:span></text:span></text:p>
      <text:p text:style-name="P25"><text:span text:style-name="Source_20_Text"><text:span text:style-name="T16">&lt;/body&gt; </text:span></text:span></text:p>
      <text:p text:style-name="P25"><text:span text:style-name="Source_20_Text"><text:span text:style-name="T16">&lt;/html&gt; </text:span></text:span></text:p>
      <text:p text:style-name="P25"><text:span text:style-name="Source_20_Text"><text:span text:style-name="T16"/></text:span></text:p>
      <text:p text:style-name="Text_20_body"><text:span text:style-name="Source_20_Text"><text:span text:style-name="T5">Datei req_get.php</text:span></text:span></text:p>
      <text:p text:style-name="Text_20_body"><text:span text:style-name="Source_20_Text"><text:span text:style-name="T16">&lt;?php </text:span></text:span></text:p>
      <text:p text:style-name="Text_20_body"><text:span text:style-name="Source_20_Text"><text:span text:style-name="T16">print_r('Ergebnis: ' . $_GET['val_0']); </text:span></text:span></text:p>
      <text:p text:style-name="Text_20_body"><text:soft-page-break/><text:span text:style-name="Source_20_Text"><text:span text:style-name="T16"/></text:span></text:p>
      <text:p text:style-name="Text_20_body"><text:span text:style-name="Source_20_Text"><text:span text:style-name="T5">Datei req_post.php</text:span></text:span></text:p>
      <text:p text:style-name="Text_20_body"><text:span text:style-name="Source_20_Text"><text:span text:style-name="T16">&lt;?php </text:span></text:span></text:p>
      <text:p text:style-name="Text_20_body"><text:span text:style-name="Source_20_Text"><text:span text:style-name="T16">print_r('Ergebnis: ' . $_POST['val_0']); </text:span></text:span></text:p>
      <text:p text:style-name="Text_20_body"><text:span text:style-name="Source_20_Text"><text:span text:style-name="T16"/></text:span></text:p>
      <text:p text:style-name="Text_20_body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ourier New1" svg:font-family="'Courier New'"/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AR PL UMing HK1" svg:font-family="'AR PL UMing HK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 PL UMing HK" style:font-size-asian="12pt" style:font-weight-asian="bold" style:font-name-complex="Free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AR PL UMing HK1" style:font-name-complex="FreeSans2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af Thiele</meta:initial-creator>
    <meta:creation-date>2013-08-19T07:24:49</meta:creation-date>
    <dc:date>2013-08-19T11:52:16</dc:date>
    <meta:editing-duration>PT3H14M29S</meta:editing-duration>
    <meta:editing-cycles>8</meta:editing-cycles>
    <meta:generator>LibreOffice/3.5$Linux_X86_64 LibreOffice_project/350m1$Build-2</meta:generator>
    <meta:document-statistic meta:table-count="3" meta:image-count="1" meta:object-count="0" meta:page-count="9" meta:paragraph-count="299" meta:word-count="1260" meta:character-count="11182" meta:non-whitespace-character-count="9287"/>
  </office:meta>
</office:document-meta>
</file>